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982" officeooo:paragraph-rsid="0017f982"/>
    </style:style>
    <style:style style:name="P2" style:family="paragraph" style:parent-style-name="Standard">
      <style:text-properties officeooo:paragraph-rsid="0017f982"/>
    </style:style>
    <style:style style:name="P3" style:family="paragraph" style:parent-style-name="Standard">
      <style:text-properties officeooo:rsid="001d0f29" officeooo:paragraph-rsid="001d0f29"/>
    </style:style>
    <style:style style:name="P4" style:family="paragraph" style:parent-style-name="Standard" style:list-style-name="L2">
      <style:text-properties officeooo:rsid="0017f982" officeooo:paragraph-rsid="0017f982"/>
    </style:style>
    <style:style style:name="P5" style:family="paragraph" style:parent-style-name="Standard">
      <style:text-properties officeooo:rsid="0017f982" officeooo:paragraph-rsid="0017f982"/>
    </style:style>
    <style:style style:name="P6" style:family="paragraph" style:parent-style-name="Standard" style:list-style-name="L2">
      <style:text-properties officeooo:paragraph-rsid="0019a44f"/>
    </style:style>
    <style:style style:name="P7" style:family="paragraph" style:parent-style-name="Standard" style:list-style-name="L2">
      <style:text-properties officeooo:rsid="001aec50" officeooo:paragraph-rsid="001aec50"/>
    </style:style>
    <style:style style:name="P8" style:family="paragraph" style:parent-style-name="Standard" style:list-style-name="L3">
      <style:text-properties officeooo:rsid="001aec50" officeooo:paragraph-rsid="001aec50"/>
    </style:style>
    <style:style style:name="P9" style:family="paragraph" style:parent-style-name="Standard" style:list-style-name="L3">
      <style:text-properties officeooo:paragraph-rsid="00229850"/>
    </style:style>
    <style:style style:name="P10" style:family="paragraph" style:parent-style-name="Standard" style:list-style-name="L4">
      <style:text-properties officeooo:rsid="001d0f29" officeooo:paragraph-rsid="001d0f29"/>
    </style:style>
    <style:style style:name="P11" style:family="paragraph" style:parent-style-name="Standard">
      <style:text-properties officeooo:rsid="001d0f29" officeooo:paragraph-rsid="001d0f29"/>
    </style:style>
    <style:style style:name="P12" style:family="paragraph" style:parent-style-name="Standard">
      <style:text-properties officeooo:rsid="0020cfa7" officeooo:paragraph-rsid="0020cfa7"/>
    </style:style>
    <style:style style:name="P13" style:family="paragraph" style:parent-style-name="Standard" style:list-style-name="L5">
      <style:text-properties officeooo:rsid="0020cfa7" officeooo:paragraph-rsid="0020cfa7"/>
    </style:style>
    <style:style style:name="P14" style:family="paragraph" style:parent-style-name="Standard" style:list-style-name="L6">
      <style:text-properties officeooo:rsid="0020cfa7" officeooo:paragraph-rsid="0024d26b"/>
    </style:style>
    <style:style style:name="P15" style:family="paragraph" style:parent-style-name="Standard" style:list-style-name="L5">
      <style:text-properties officeooo:rsid="0020f0db" officeooo:paragraph-rsid="0020f0db"/>
    </style:style>
    <style:style style:name="P16" style:family="paragraph" style:parent-style-name="Standard" style:list-style-name="L5">
      <style:text-properties officeooo:rsid="00229850" officeooo:paragraph-rsid="00229850"/>
    </style:style>
    <style:style style:name="P17" style:family="paragraph" style:parent-style-name="Standard">
      <style:text-properties officeooo:rsid="00229850" officeooo:paragraph-rsid="00229850"/>
    </style:style>
    <style:style style:name="P18" style:family="paragraph" style:parent-style-name="Standard">
      <style:text-properties officeooo:rsid="0024d26b" officeooo:paragraph-rsid="0024d26b"/>
    </style:style>
    <style:style style:name="P19" style:family="paragraph" style:parent-style-name="Standard" style:list-style-name="L6">
      <style:text-properties officeooo:rsid="0024d26b" officeooo:paragraph-rsid="0024d26b"/>
    </style:style>
    <style:style style:name="P20" style:family="paragraph" style:parent-style-name="Standard">
      <style:text-properties officeooo:rsid="002a636d" officeooo:paragraph-rsid="002a636d"/>
    </style:style>
    <style:style style:name="P21" style:family="paragraph" style:parent-style-name="Standard" style:list-style-name="L2">
      <style:text-properties officeooo:rsid="002a636d" officeooo:paragraph-rsid="002a636d"/>
    </style:style>
    <style:style style:name="P22" style:family="paragraph" style:parent-style-name="Standard" style:list-style-name="L5">
      <style:text-properties officeooo:rsid="002d47bd" officeooo:paragraph-rsid="002d47bd"/>
    </style:style>
    <style:style style:name="P23" style:family="paragraph" style:parent-style-name="Standard">
      <style:text-properties officeooo:rsid="0030620c" officeooo:paragraph-rsid="0030620c"/>
    </style:style>
    <style:style style:name="P24" style:family="paragraph" style:parent-style-name="Standard" style:list-style-name="L7">
      <style:text-properties officeooo:rsid="0030620c" officeooo:paragraph-rsid="0030620c"/>
    </style:style>
    <style:style style:name="P25" style:family="paragraph" style:parent-style-name="Standard">
      <style:text-properties officeooo:rsid="0030af75" officeooo:paragraph-rsid="0030af75"/>
    </style:style>
    <style:style style:name="P26" style:family="paragraph" style:parent-style-name="Standard" style:list-style-name="L8">
      <style:text-properties officeooo:rsid="0030af75" officeooo:paragraph-rsid="0030af75"/>
    </style:style>
    <style:style style:name="P27" style:family="paragraph" style:parent-style-name="Standard">
      <style:text-properties officeooo:rsid="00322f54" officeooo:paragraph-rsid="00322f54"/>
    </style:style>
    <style:style style:name="P28" style:family="paragraph" style:parent-style-name="Standard" style:list-style-name="L9">
      <style:text-properties officeooo:rsid="00322f54" officeooo:paragraph-rsid="00322f54"/>
    </style:style>
    <style:style style:name="T1" style:family="text">
      <style:text-properties officeooo:rsid="0017f982"/>
    </style:style>
    <style:style style:name="T2" style:family="text">
      <style:text-properties officeooo:rsid="0019a44f"/>
    </style:style>
    <style:style style:name="T3" style:family="text">
      <style:text-properties officeooo:rsid="001b8962"/>
    </style:style>
    <style:style style:name="T4" style:family="text">
      <style:text-properties officeooo:rsid="001ef1e6"/>
    </style:style>
    <style:style style:name="T5" style:family="text">
      <style:text-properties officeooo:rsid="00229850"/>
    </style:style>
    <style:style style:name="T6" style:family="text">
      <style:text-properties officeooo:rsid="0024d26b"/>
    </style:style>
    <style:style style:name="T7" style:family="text">
      <style:text-properties officeooo:rsid="002699f1"/>
    </style:style>
    <style:style style:name="T8" style:family="text">
      <style:text-properties officeooo:rsid="002c16f6"/>
    </style:style>
    <style:style style:name="T9" style:family="text">
      <style:text-properties officeooo:rsid="002c8fb1"/>
    </style:style>
    <style:style style:name="T10" style:family="text">
      <style:text-properties officeooo:rsid="002d1738"/>
    </style:style>
    <style:style style:name="T11" style:family="text">
      <style:text-properties officeooo:rsid="002d47bd"/>
    </style:style>
    <style:style style:name="T12" style:family="text">
      <style:text-properties officeooo:rsid="002d8f7c"/>
    </style:style>
    <style:style style:name="T13" style:family="text">
      <style:text-properties officeooo:rsid="002e9d24"/>
    </style:style>
    <style:style style:name="T14" style:family="text">
      <style:text-properties officeooo:rsid="0030620c"/>
    </style:style>
    <style:style style:name="T15" style:family="text">
      <style:text-properties officeooo:rsid="003427a8"/>
    </style:style>
    <style:style style:name="T16" style:family="text">
      <style:text-properties officeooo:rsid="00389234"/>
    </style:style>
    <style:style style:name="T17" style:family="text">
      <style:text-properties officeooo:rsid="003b38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SCI Y-391 IND SYS DEV</text:p>
      <text:p text:style-name="P20">Tony Dattolo</text:p>
      <text:p text:style-name="P20">Spring 2021</text:p>
      <text:p text:style-name="P20"/>
      <text:p text:style-name="P20">Week 1 Brainstorming – A New Web3 World</text:p>
      <text:p text:style-name="P1"/>
      <text:p text:style-name="P1"/>
      <text:p text:style-name="P1"/>
      <text:p text:style-name="P1">Project Abstract</text:p>
      <text:p text:style-name="P1"/>
      <text:p text:style-name="P2"><text:span text:style-name="T1">Web3 is the integration of blockchain capabilities with applications. My hypothesis is that everything that currently only has web2 capabilities, will be disrupted by a web3 version. As such, we begin to look for parallels with previous disruptive digital forces </text:span><text:span text:style-name="T4">to gain a sense of the trajectory of the movement</text:span><text:span text:style-name="T1">. The rise of the internet, and then mobile phones. Historically, social media and community group focused applications have paved the way, and served as on-boarding mechanisms beyond early adopters. </text:span><text:span text:style-name="T4">We think about forums, </text:span><text:span text:style-name="T13">AIM, myspace, etc. </text:span><text:span text:style-name="T1">This is for a variety of reasons, all stemming from an introspective look at human nature. More on this topic can be found in works such as Evil by Design, Hooked, and The Laws of Human Nature. We reference these works, not to exploit them, but in an effort to counteract the worst of human nature, knowing what we know now, to avoid the mistakes - <text:s/></text:span><text:span text:style-name="T13">or in some cases maliciously intended behavior - </text:span><text:span text:style-name="T1">of our web2 predecessors. These have led to generally bad consequences for the broader society for the benefit of the few. </text:span><text:span text:style-name="T13">Beyond technological capabilities, there is a philosophical streak that runs through the the broader crypto/blockchain movement. To a generation all too accustomed to trusted central institutions failing its people, blatant corruption, excessive exploitative – web3 offers a reprieve. A truly permissionless decentralized platform, that takes power away from those who would abuse it, and returns it to the people. “Business” does not have to be a zero sum game, and I intend to put that on full display, by giving away nearly the entire company and its revenue to the people that build it, and its users.</text:span></text:p>
      <text:p text:style-name="P1"/>
      <text:p text:style-name="P1">Inherent blockchain properties and concepts:</text:p>
      <text:list xml:id="list2341961330" text:style-name="L2">
        <text:list-item>
          <text:p text:style-name="P4">Permissionless, <text:span text:style-name="T8">no third parties necessary</text:span></text:p>
        </text:list-item>
        <text:list-item>
          <text:p text:style-name="P4">Wallet/ENS as identity</text:p>
        </text:list-item>
        <text:list-item>
          <text:p text:style-name="P21">Proof of X, in this case potentially Proof of Humanity/Identity</text:p>
        </text:list-item>
        <text:list-item>
          <text:p text:style-name="P4">Collection box theory</text:p>
        </text:list-item>
        <text:list-item>
          <text:p text:style-name="P4">Distributed governance - <text:span text:style-name="T2">tokenization, DAOs, voting mechanisms</text:span></text:p>
        </text:list-item>
        <text:list-item>
          <text:p text:style-name="P6"><text:span text:style-name="T2">DeFi </text:span><text:span text:style-name="T9">is not a standalone </text:span><text:span text:style-name="T13">industry, but will be baked into every non-financial platform</text:span></text:p>
        </text:list-item>
        <text:list-item>
          <text:p text:style-name="P7">Proof of Humanity, BrightID. Could enable further DeFi features directly on the platform, lending, credit, etc. Voting mechanisms where it matters if you’re a citizen of a municipality, or country for example. Integration with real world legacy institutions for example deed and title transfer, you’d need to verify the owners are the same.</text:p>
        </text:list-item>
      </text:list>
      <text:p text:style-name="P1"/>
      <text:p text:style-name="P1">User behavior as it pertains to web3 activities that are being conducted ‘without power’ on web2 <text:span text:style-name="T13">social </text:span>apps:</text:p>
      <text:list xml:id="list3482833572" text:style-name="L3">
        <text:list-item>
          <text:p text:style-name="P8">Collection Box Theory - users are making their .ens and .sol domains, which are connected to their wallets, their core username. However, there is no functionality on web2 sites to use these wallets. The platform does not send anything to them directly, the users cannot send anything to each other directly, on the platform. In-group signaling is one theory. My theory is that users are actually telling us the features they want from the web3 version of those sites. It’s a collection box. Okay, so what goes in that box? Token equity in the platform, revenue shares from <text:soft-page-break/>something like ad or data sales, digital assets they can use on the platform like NFTs as an avatar. <text:span text:style-name="T14">I’m certain much more, but that’s where we are for now.</text:span></text:p>
        </text:list-item>
        <text:list-item>
          <text:p text:style-name="P8">Pseudoanonymous – growth of NFT avatars is exploding. If you look on twitter, many people have turned formerly formal profiles into psuedoanonymous ones. Their avatar is a mutated monkey, their name is their ens domain.</text:p>
        </text:list-item>
        <text:list-item>
          <text:p text:style-name="P8">Twitter replacing LinkedIn as core networking site – still no easy way to connect in person. Instinctively you want to reach for a QR code that automatically connects you. <text:span text:style-name="T14">The question becomes, what do people want to display about themselves on web3? There’s a sense of ‘vibes’ becoming more important than traditional mechanisms like credentialism, prestige brand name chasing, etc.</text:span></text:p>
        </text:list-item>
        <text:list-item>
          <text:p text:style-name="P8">Collective participatory decision making – r/WSB has given us a glimpse of the future. Groups acting in unison on the platform. However, this needs web3, because they get flooded with bad actors and bots seeking to promote their own agenda that deviates from the wanted group dynamic. Web3 solves this because of open ledgers and staking. You can see who’s ‘putting their money where their mouth is’ - <text:span text:style-name="T10">literally</text:span>. From this, de-facto leaders emerge, such as u/DeepFuckingValue. This sort of leadership can be extended now to leaders who have a less public view, yet can be verified as authentic because the community can view their activity. This essentially opens up a new type of staking system, where there can be proxy votes for a community. For example, Joe Schmoe maybe doesn’t have the time to dedicate to furthering their shared community interest, but he trusts r/DeepFuckingValue, <text:span text:style-name="T3">so he stakes his tokens with the community, and allows leaders to proxy vote investments on his behalf.</text:span></text:p>
        </text:list-item>
        <text:list-item>
          <text:p text:style-name="P8">Subreddit community tokenization – MOONs given as reward for participating in the community. It’s just a toy though, you can’t actually do anything.</text:p>
        </text:list-item>
        <text:list-item>
          <text:p text:style-name="P8">Insight into retrospective rewards – collective betting on sports event for fake tokens on reddit. Example, The Euros, you can vote for games, and then the winner gets prizes. </text:p>
        </text:list-item>
        <text:list-item>
          <text:p text:style-name="P9"><text:span text:style-name="T5">Virality as a co</text:span><text:span text:style-name="T10">r</text:span><text:span text:style-name="T5">e content creation reward mechanism – Currently users create content for platforms via the virality of their posts. The more viral a post, the funnier/more interesting it is. This leads to more user engagement with the site, as they receive a dopamine hit when they view such content. This drives impressions on ad posts, which in turn generates revenue for the site. This increases the valuation of the company, which increases the value of the publicly traded shares of the company. The issue here, is that revenue is captured entirely by the platform and none is shared with creators even though they are responsible for it. Second, the equity as well is disproportionately owned by executives, wealthy family offices, and institutional investors. The users themselves often have no stake in the success of a platform yet <text:s/>are the entire driving force behind its success. </text:span><text:span text:style-name="T10">The naive will say, well, that’s just a good business model. This is too simplistic of a view, because the incentives are actually misaligned. The inherent nature of public companies in their current form is </text:span><text:span text:style-name="T11">short-term </text:span><text:span text:style-name="T10">profit-maximization at all costs. </text:span><text:span text:style-name="T15">When you’re dealing with something that is meant to be representative of a large </text:span><text:span text:style-name="T10">community, the goal should be the promotion of the entire community. A rising tide lifts all boats. We’ve seen time and time again, </text:span><text:span text:style-name="T11">these incumbents promote an agenda that feigns being on the side of the community, whilst behind the scenes promoting designs and algorithms that spread fear, hate, and lies in the effort to trigger peoples amygdala response to get them to become emotionally involved in a negative manner – all to boost engagement to boost short term profits. This is unsustainable, and we’ve seen real world consequences stemming from this misalignment </text:span><text:span text:style-name="T14">that teeter on the edge of tipping the entire country into a authoritarian dystopian nightmare, </text:span><text:span text:style-name="T15">potentially</text:span><text:span text:style-name="T14"> for good</text:span><text:span text:style-name="T11">. Luckily web3 offers us a chance to rectify such abhorrent practices, and align the incentives of the platform with its users, not corporate executives compensation packages or investors equity shares.</text:span></text:p>
        </text:list-item>
      </text:list>
      <text:p text:style-name="P1"/>
      <text:p text:style-name="P3"><text:soft-page-break/></text:p>
      <text:p text:style-name="P3"><text:span text:style-name="T14">MVP </text:span>Tech Stack:</text:p>
      <text:list xml:id="list2899105325" text:style-name="L4">
        <text:list-item>
          <text:p text:style-name="P10">PostgreSQL</text:p>
        </text:list-item>
        <text:list-item>
          <text:p text:style-name="P10">Django Rest Framework</text:p>
        </text:list-item>
        <text:list-item>
          <text:p text:style-name="P10">React/NextJS</text:p>
        </text:list-item>
        <text:list-item>
          <text:p text:style-name="P10">Web3.js/Ethers.js</text:p>
        </text:list-item>
        <text:list-item>
          <text:p text:style-name="P10">React-Bootstrap</text:p>
        </text:list-item>
        <text:list-item>
          <text:p text:style-name="P10">Scss</text:p>
        </text:list-item>
      </text:list>
      <text:p text:style-name="P3"/>
      <text:p text:style-name="P12"><text:span text:style-name="T14">Broad Strokes </text:span>Feature List:</text:p>
      <text:list xml:id="list1754007669" text:style-name="L5">
        <text:list-item>
          <text:p text:style-name="P13">Login with wallet/ENS. Ethers.js maybe has better support for ENS as username</text:p>
        </text:list-item>
        <text:list-item>
          <text:p text:style-name="P15">Ability to set profile picture as anything in your NFT collection</text:p>
        </text:list-item>
        <text:list-item>
          <text:p text:style-name="P13">Connect with others</text:p>
        </text:list-item>
        <text:list-item>
          <text:p text:style-name="P13">QR code for real life connecting. If either party scans the others, they’re both automatically following each other</text:p>
        </text:list-item>
        <text:list-item>
          <text:p text:style-name="P13">Communities, groups, subreddits type feature. Each one becomes its own DAO with a voting system?</text:p>
        </text:list-item>
        <text:list-item>
          <text:p text:style-name="P13">Ability to create tweet-like posts</text:p>
        </text:list-item>
        <text:list-item>
          <text:p text:style-name="P13">Feed of friends posts</text:p>
        </text:list-item>
        <text:list-item>
          <text:p text:style-name="P13">Platform proposals page where users can vote</text:p>
        </text:list-item>
        <text:list-item>
          <text:p text:style-name="P13">Mechanism to view impressions</text:p>
        </text:list-item>
        <text:list-item>
          <text:p text:style-name="P13">Space for ads</text:p>
        </text:list-item>
        <text:list-item>
          <text:p text:style-name="P13">Mechanism to transfer ad revenue based on impressions. Maybe it’s broken down daily where the amount of post views from all users are counted, and the daily ad revenue for that day is distributed, 20% to dev team/founders, 80% to creators.</text:p>
        </text:list-item>
        <text:list-item>
          <text:p text:style-name="P13">Tokenization rewards for generating viral content. Certain amount of token allocated based on number of likes <text:span text:style-name="T12">perhaps</text:span></text:p>
        </text:list-item>
        <text:list-item>
          <text:p text:style-name="P16">ERC20 token launch schedule 1-2 years out. Retroactive reward for users based on how much they contributed to growth of the platform via # of impressions or # of likes/virality.</text:p>
        </text:list-item>
        <text:list-item>
          <text:p text:style-name="P22">Ability to air drop NFT avatars or token rewards to users wallets</text:p>
        </text:list-item>
      </text:list>
      <text:p text:style-name="P17"/>
      <text:p text:style-name="P18">Back burner features:</text:p>
      <text:list xml:id="list3332526853" text:style-name="L6">
        <text:list-item>
          <text:p text:style-name="P19">Anti-bot BrightID Proof-of-Humanity/Identity control</text:p>
        </text:list-item>
        <text:list-item>
          <text:p text:style-name="P19">Censorship resistance, ability to pay to put posts on-chain permanently</text:p>
        </text:list-item>
        <text:list-item>
          <text:p text:style-name="P14"><text:span text:style-name="T6">Anti-accusations-of-bias. </text:span>Mechanism for Proof of Fact token staking vote process on individual posts <text:span text:style-name="T6">for the entire community. Blatant lies are labeled as such, </text:span><text:span text:style-name="T7">users who staked to vote for or against removing a post are rewarded retrospectively for their vote. Entire opposing stake pool is distributed evenly based on total amount staked?</text:span></text:p>
        </text:list-item>
        <text:list-item>
          <text:p text:style-name="P19">Anti-echo chamber mechanisms</text:p>
        </text:list-item>
      </text:list>
      <text:p text:style-name="P18"/>
      <text:p text:style-name="P23">MVP Feature List:</text:p>
      <text:list xml:id="list1460031383" text:style-name="L7">
        <text:list-item>
          <text:p text:style-name="P24">Wallet/ENS login/authentication</text:p>
        </text:list-item>
        <text:list-item>
          <text:p text:style-name="P24">User profiles</text:p>
        </text:list-item>
        <text:list-item>
          <text:p text:style-name="P24">Ability to connect to others</text:p>
        </text:list-item>
        <text:list-item>
          <text:p text:style-name="P24">Posts</text:p>
        </text:list-item>
        <text:list-item>
          <text:p text:style-name="P24">Feed</text:p>
        </text:list-item>
        <text:list-item>
          <text:p text:style-name="P24">Ads</text:p>
        </text:list-item>
        <text:list-item>
          <text:p text:style-name="P24">Mechanism to gauge post views, engagement, impressions, etc.</text:p>
        </text:list-item>
        <text:list-item>
          <text:p text:style-name="P24">Mechanism to distribute ad revenue to users based on views or whatever</text:p>
        </text:list-item>
      </text:list>
      <text:p text:style-name="P23"><text:soft-page-break/></text:p>
      <text:p text:style-name="P25">Open Questions:</text:p>
      <text:list xml:id="list2357349028" text:style-name="L8">
        <text:list-item>
          <text:p text:style-name="P26">What are the nuances surrounding digital advertising?</text:p>
        </text:list-item>
        <text:list-item>
          <text:p text:style-name="P26">How to social platforms currently gauge CLTV? I list this metric because I know they have to calculate it, and however they do, will tell how we can gauge best to determine how to create the reward mechanism for users driving views, engagement, impressions, etc.</text:p>
        </text:list-item>
      </text:list>
      <text:p text:style-name="P25"/>
      <text:p text:style-name="P27">Next Steps:</text:p>
      <text:list xml:id="list2323571213" text:style-name="L9">
        <text:list-item>
          <text:p text:style-name="P28">Design sprint.</text:p>
          <text:list>
            <text:list-item>
              <text:p text:style-name="P28">Research – look at <text:span text:style-name="T16">nascent </text:span>features from other companies web2 or web3, that attempt to solve a similar UX user problem. See what works, <text:span text:style-name="T17">what doesn’t,</text:span> and in what context.</text:p>
            </text:list-item>
            <text:list-item>
              <text:p text:style-name="P28">Sketch basic feature UX flows out using crazy 8s process</text:p>
            </text:list-item>
            <text:list-item>
              <text:p text:style-name="P28">Wireframe</text:p>
            </text:list-item>
            <text:list-item>
              <text:p text:style-name="P28">Prototype</text:p>
            </text:list-item>
            <text:list-item>
              <text:p text:style-name="P28">Get user feedback</text:p>
            </text:list-item>
            <text:list-item>
              <text:p text:style-name="P28">iterat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12:07:47.074372405</meta:creation-date>
    <dc:date>2021-09-01T23:58:03.069981391</dc:date>
    <meta:editing-duration>PT9H41M25S</meta:editing-duration>
    <meta:editing-cycles>18</meta:editing-cycles>
    <meta:generator>LibreOffice/6.4.7.2$Linux_X86_64 LibreOffice_project/40$Build-2</meta:generator>
    <meta:document-statistic meta:table-count="0" meta:image-count="0" meta:object-count="0" meta:page-count="4" meta:paragraph-count="69" meta:word-count="1649" meta:character-count="10017" meta:non-whitespace-character-count="8479"/>
  </office:meta>
</office:document-meta>
</file>